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e499" officeooo:paragraph-rsid="00a2ba1f"/>
    </style:style>
    <style:style style:name="P2" style:family="paragraph" style:parent-style-name="Standard">
      <style:text-properties officeooo:rsid="00513515" officeooo:paragraph-rsid="00513515"/>
    </style:style>
    <style:style style:name="P3" style:family="paragraph" style:parent-style-name="Standard">
      <style:text-properties officeooo:rsid="0072928f" officeooo:paragraph-rsid="0072928f"/>
    </style:style>
    <style:style style:name="P4" style:family="paragraph" style:parent-style-name="Standard">
      <style:text-properties officeooo:rsid="00742d41" officeooo:paragraph-rsid="00742d41"/>
    </style:style>
    <style:style style:name="P5" style:family="paragraph" style:parent-style-name="Standard">
      <style:text-properties officeooo:rsid="00769b76" officeooo:paragraph-rsid="0072928f"/>
    </style:style>
    <style:style style:name="P6" style:family="paragraph" style:parent-style-name="Standard">
      <style:text-properties officeooo:rsid="0074f1fe" officeooo:paragraph-rsid="0072928f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7a6406" officeooo:paragraph-rsid="007a6406"/>
    </style:style>
    <style:style style:name="P8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10e499" officeooo:paragraph-rsid="0091a55d"/>
    </style:style>
    <style:style style:name="P9" style:family="paragraph" style:parent-style-name="Standard" style:list-style-name="L2">
      <style:text-properties fo:font-variant="normal" fo:text-transform="none" fo:color="#0055aa" style:font-name="monospace" fo:font-size="7.5pt" fo:letter-spacing="normal" fo:font-style="normal" fo:font-weight="normal" officeooo:rsid="0010e499" officeooo:paragraph-rsid="0091a55d"/>
    </style:style>
    <style:style style:name="P10" style:family="paragraph" style:parent-style-name="Standard" style:list-style-name="L4">
      <style:text-properties fo:font-variant="normal" fo:text-transform="none" fo:color="#0055aa" style:font-name="monospace" fo:font-size="7.5pt" fo:letter-spacing="normal" fo:font-style="normal" fo:font-weight="normal" officeooo:rsid="0010e499" officeooo:paragraph-rsid="00a7f79f"/>
    </style:style>
    <style:style style:name="P11" style:family="paragraph" style:parent-style-name="Standard" style:list-style-name="L4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2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3" style:family="paragraph" style:parent-style-name="Standard" style:list-style-name="L5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14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7fb92" officeooo:paragraph-rsid="00a7fb92"/>
    </style:style>
    <style:style style:name="P15" style:family="paragraph" style:parent-style-name="Standard" style:list-style-name="L6">
      <style:text-properties fo:font-variant="normal" fo:text-transform="none" fo:color="#0055aa" style:font-name="monospace" fo:font-size="7.5pt" fo:letter-spacing="normal" fo:font-style="normal" fo:font-weight="normal" officeooo:rsid="00a7fb92" officeooo:paragraph-rsid="00a7fb92"/>
    </style:style>
    <style:style style:name="P16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7" style:family="paragraph" style:parent-style-name="Standard" style:list-style-name="L8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8" style:family="paragraph" style:parent-style-name="Standard" style:list-style-name="L9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19" style:family="paragraph" style:parent-style-name="Standard" style:list-style-name="L11">
      <style:text-properties fo:font-variant="normal" fo:text-transform="none" fo:color="#0055aa" style:font-name="monospace" fo:font-size="7.5pt" fo:letter-spacing="normal" fo:font-style="normal" fo:font-weight="normal" officeooo:paragraph-rsid="00a99855"/>
    </style:style>
    <style:style style:name="P20" style:family="paragraph" style:parent-style-name="Standard">
      <style:text-properties fo:font-variant="normal" fo:text-transform="none" fo:color="#0055aa" style:font-name="monospace" fo:font-size="7.5pt" fo:letter-spacing="normal" fo:font-style="normal" fo:font-weight="normal" officeooo:paragraph-rsid="00a99855"/>
    </style:style>
    <style:style style:name="P21" style:family="paragraph" style:parent-style-name="Standard" style:list-style-name="L12">
      <style:text-properties fo:font-variant="normal" fo:text-transform="none" fo:color="#0055aa" style:font-name="monospace" fo:font-size="7.5pt" fo:letter-spacing="normal" fo:font-style="normal" fo:font-weight="normal" officeooo:rsid="00ab6e03" officeooo:paragraph-rsid="00ab6e03"/>
    </style:style>
    <style:style style:name="P22" style:family="paragraph" style:parent-style-name="Standard">
      <style:text-properties fo:font-variant="normal" fo:text-transform="none" fo:color="#0055aa" style:text-position="0% 100%" style:font-name="monospace" fo:font-size="7.5pt" fo:letter-spacing="normal" fo:font-style="normal" fo:font-weight="normal" officeooo:rsid="00ab6e03" officeooo:paragraph-rsid="00ab6e03" fo:background-color="transparent"/>
    </style:style>
    <style:style style:name="P23" style:family="paragraph" style:parent-style-name="Standard" style:list-style-name="L7">
      <style:text-properties fo:font-variant="normal" fo:text-transform="none" fo:color="#000000" style:font-name="sans-serif" fo:font-size="9.75pt" fo:letter-spacing="normal" fo:font-style="normal" fo:font-weight="bold" officeooo:rsid="00a8f001" officeooo:paragraph-rsid="00a8f001"/>
    </style:style>
    <style:style style:name="P24" style:family="paragraph" style:parent-style-name="Standard" style:list-style-name="L7">
      <style:text-properties fo:font-variant="normal" fo:text-transform="none" fo:color="#000000" style:font-name="sans-serif" fo:font-size="9.75pt" fo:letter-spacing="normal" fo:font-style="normal" fo:font-weight="bold" officeooo:rsid="00a8f001" officeooo:paragraph-rsid="00a99855"/>
    </style:style>
    <style:style style:name="P25" style:family="paragraph" style:parent-style-name="Standard">
      <style:text-properties officeooo:rsid="00a99855" officeooo:paragraph-rsid="00a99855"/>
    </style:style>
    <style:style style:name="P26" style:family="paragraph" style:parent-style-name="Standard" style:list-style-name="L11">
      <style:text-properties officeooo:paragraph-rsid="00a99855"/>
    </style:style>
    <style:style style:name="P27" style:family="paragraph" style:parent-style-name="Standard">
      <style:text-properties officeooo:paragraph-rsid="006c6c3b"/>
    </style:style>
    <style:style style:name="P28" style:family="paragraph" style:parent-style-name="Standard" style:list-style-name="L13">
      <style:text-properties fo:color="#006699" style:text-position="0% 100%" officeooo:rsid="00ab6e03" officeooo:paragraph-rsid="00ab6e03" fo:background-color="transparent"/>
    </style:style>
    <style:style style:name="P29" style:family="paragraph" style:parent-style-name="Standard" style:list-style-name="L13">
      <style:paragraph-properties>
        <style:tab-stops>
          <style:tab-stop style:position="0.8681in"/>
        </style:tab-stops>
      </style:paragraph-properties>
      <style:text-properties fo:color="#006699" style:text-position="0% 100%" officeooo:rsid="00ab6e03" officeooo:paragraph-rsid="00ab6e03" fo:background-color="transparent"/>
    </style:style>
    <style:style style:name="P30" style:family="paragraph" style:parent-style-name="Standard">
      <style:text-properties fo:color="#006699" style:text-position="0% 100%" officeooo:rsid="00ab6e03" officeooo:paragraph-rsid="00ab6e03" fo:background-color="transparent"/>
    </style:style>
    <style:style style:name="P31" style:family="paragraph" style:parent-style-name="Standard" style:list-style-name="L14">
      <style:text-properties fo:color="#006699" style:text-position="0% 100%" officeooo:rsid="00aca1b5" officeooo:paragraph-rsid="00aca1b5" fo:background-color="transparent"/>
    </style:style>
    <style:style style:name="P32" style:family="paragraph" style:parent-style-name="Standard" style:list-style-name="L13">
      <style:paragraph-properties>
        <style:tab-stops>
          <style:tab-stop style:position="0.8681in"/>
        </style:tab-stops>
      </style:paragraph-properties>
      <style:text-properties fo:color="#006699" officeooo:rsid="00ab6e03" officeooo:paragraph-rsid="00ab6e03" fo:background-color="transparent"/>
    </style:style>
    <style:style style:name="P33" style:family="paragraph" style:parent-style-name="Preformatted_20_Text">
      <style:text-properties fo:font-variant="normal" fo:text-transform="none" fo:color="#0055aa" style:font-name="monospace" fo:font-size="7.5pt" fo:letter-spacing="normal" fo:font-style="normal" fo:font-weight="normal" officeooo:rsid="00a7f79f" officeooo:paragraph-rsid="00a7f79f"/>
    </style:style>
    <style:style style:name="P34" style:family="paragraph" style:parent-style-name="Preformatted_20_Text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5" style:family="paragraph" style:parent-style-name="Preformatted_20_Text" style:list-style-name="L9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6" style:family="paragraph" style:parent-style-name="Preformatted_20_Text" style:list-style-name="L10">
      <style:text-properties fo:font-variant="normal" fo:text-transform="none" fo:color="#0055aa" style:font-name="monospace" fo:font-size="7.5pt" fo:letter-spacing="normal" fo:font-style="normal" fo:font-weight="normal" officeooo:rsid="00a8f001" officeooo:paragraph-rsid="00a8f001"/>
    </style:style>
    <style:style style:name="P37" style:family="paragraph" style:parent-style-name="Preformatted_20_Text" style:list-style-name="L10">
      <style:text-properties fo:font-variant="normal" fo:text-transform="none" fo:color="#0055aa" style:font-name="monospace" fo:font-size="7.5pt" fo:letter-spacing="normal" fo:font-style="normal" fo:font-weight="normal" officeooo:rsid="00a8f001" officeooo:paragraph-rsid="00a99855"/>
    </style:style>
    <style:style style:name="T1" style:family="text">
      <style:text-properties officeooo:rsid="00a7f79f"/>
    </style:style>
    <style:style style:name="T2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3" style:family="text">
      <style:text-properties fo:font-variant="normal" fo:text-transform="none" fo:color="#0055aa" style:font-name="monospace" fo:font-size="7.5pt" fo:letter-spacing="normal" fo:font-style="normal" fo:font-weight="normal" officeooo:rsid="00a99855"/>
    </style:style>
    <style:style style:name="T4" style:family="text">
      <style:text-properties fo:color="#0055aa" style:font-name="monospace" fo:font-size="7.5pt" fo:font-weight="normal"/>
    </style:style>
    <style:style style:name="T5" style:family="text">
      <style:text-properties fo:color="#0055aa" style:font-name="monospace" fo:font-size="7.5pt" fo:font-weight="normal" officeooo:rsid="00a7fb92"/>
    </style:style>
    <style:style style:name="T6" style:family="text">
      <style:text-properties style:font-name="inherit" fo:font-size="9.75pt" fo:background-color="transparent" loext:char-shading-value="0" loext:padding="0in" loext:border="none"/>
    </style:style>
    <style:style style:name="T7" style:family="text">
      <style:text-properties style:font-name="inherit" fo:font-size="9.75pt" officeooo:rsid="00a99855" fo:background-color="transparent" loext:char-shading-value="0" loext:padding="0in" loext:border="none"/>
    </style:style>
    <style:style style:name="T8" style:family="text">
      <style:text-properties officeooo:rsid="00a99855"/>
    </style:style>
    <style:style style:name="T9" style:family="text">
      <style:text-properties officeooo:rsid="0010e4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28in" fo:text-indent="-0.25in" fo:margin-left="0.62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28in" fo:text-indent="-0.25in" fo:margin-left="0.87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28in" fo:text-indent="-0.25in" fo:margin-left="1.12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28in" fo:text-indent="-0.25in" fo:margin-left="1.37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28in" fo:text-indent="-0.25in" fo:margin-left="1.62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28in" fo:text-indent="-0.25in" fo:margin-left="1.87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28in" fo:text-indent="-0.25in" fo:margin-left="2.12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28in" fo:text-indent="-0.25in" fo:margin-left="2.37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28in" fo:text-indent="-0.25in" fo:margin-left="2.62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28in" fo:text-indent="-0.25in" fo:margin-left="2.8728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ventories </text:p>
      <text:p text:style-name="P8"/>
      <text:list xml:id="list7466582894484221220" text:style-name="L2">
        <text:list-item>
          <text:p text:style-name="P9">address</text:p>
        </text:list-item>
        <text:list-item>
          <text:p text:style-name="P9">phone</text:p>
        </text:list-item>
        <text:list-item>
          <text:p text:style-name="P9">notes</text:p>
        </text:list-item>
        <text:list-item>
          <text:p text:style-name="P9">name</text:p>
        </text:list-item>
      </text:list>
      <text:p text:style-name="P8"/>
      <text:p text:style-name="P8">inventory_items</text:p>
      <text:p text:style-name="P8"/>
      <text:list xml:id="list1093148008662481476" text:style-name="L4">
        <text:list-item>
          <text:p text:style-name="P10">inventory_id <text:s/>:<text:span text:style-name="T1">المنتج موجود في انهي <text:s/>مخزن</text:span></text:p>
        </text:list-item>
        <text:list-item>
          <text:p text:style-name="P11">item_id</text:p>
        </text:list-item>
        <text:list-item>
          <text:p text:style-name="P11">amount</text:p>
        </text:list-item>
        <text:list-item>
          <text:p text:style-name="P11">unit_price</text:p>
        </text:list-item>
        <text:list-item>
          <text:p text:style-name="P11">purchase_price</text:p>
        </text:list-item>
        <text:list-item>
          <text:p text:style-name="P11">sale_price</text:p>
        </text:list-item>
      </text:list>
      <text:p text:style-name="P12"/>
      <text:p text:style-name="P12">items</text:p>
      <text:p text:style-name="P12"/>
      <text:list xml:id="list6091535213408857592" text:style-name="L5">
        <text:list-item>
          <text:p text:style-name="P13">name </text:p>
        </text:list-item>
        <text:list-item>
          <text:p text:style-name="P13">notes</text:p>
        </text:list-item>
        <text:list-item>
          <text:p text:style-name="P13">category_id</text:p>
        </text:list-item>
        <text:list-item>
          <text:p text:style-name="P13">unit_price</text:p>
        </text:list-item>
        <text:list-item>
          <text:p text:style-name="P13">purchase_price</text:p>
        </text:list-item>
        <text:list-item>
          <text:p text:style-name="P13">sale_price</text:p>
        </text:list-item>
      </text:list>
      <text:p text:style-name="P33"><text:span text:style-name="Source_20_Text"><text:span text:style-name="T6">variants</text:span></text:span></text:p>
      <text:list xml:id="list4344119120859064783" text:style-name="L8">
        <text:list-item>
          <text:p text:style-name="P17">name</text:p>
        </text:list-item>
      </text:list>
      <text:p text:style-name="P16"/>
      <text:p text:style-name="P34"><text:span text:style-name="Source_20_Text"><text:span text:style-name="T6">variant_value</text:span></text:span></text:p>
      <text:list xml:id="list4236215830498770340" text:style-name="L9">
        <text:list-item>
          <text:p text:style-name="P18">value</text:p>
        </text:list-item>
        <text:list-item>
          <text:p text:style-name="P35"><text:span text:style-name="Source_20_Text"><text:span text:style-name="T6">variant_id</text:span></text:span></text:p>
        </text:list-item>
      </text:list>
      <text:p text:style-name="P34"><text:span text:style-name="Source_20_Text"><text:span text:style-name="T6"/></text:span></text:p>
      <text:p text:style-name="P34"><text:span text:style-name="Source_20_Text"><text:span text:style-name="T7">item</text:span></text:span><text:span text:style-name="Source_20_Text"><text:span text:style-name="T6">_variants</text:span></text:span></text:p>
      <text:list xml:id="list4658398171495529133" text:style-name="L10">
        <text:list-item>
          <text:p text:style-name="P36"><text:span text:style-name="Source_20_Text"><text:span text:style-name="T7">item</text:span></text:span><text:span text:style-name="Source_20_Text"><text:span text:style-name="T6">_id</text:span></text:span></text:p>
        </text:list-item>
        <text:list-item>
          <text:p text:style-name="P36"><text:span text:style-name="Source_20_Text"><text:span text:style-name="T6">price</text:span></text:span></text:p>
        </text:list-item>
        <text:list-item>
          <text:p text:style-name="P37"><text:span text:style-name="Source_20_Text"><text:span text:style-name="T6">variant_value_</text:span></text:span><text:span text:style-name="Source_20_Text"><text:span text:style-name="T7">id</text:span></text:span></text:p>
        </text:list-item>
      </text:list>
      <text:p text:style-name="P16"/>
      <text:p text:style-name="P12"/>
      <text:p text:style-name="P12">categories</text:p>
      <text:p text:style-name="P12"/>
      <text:list xml:id="list2931412301996308628" text:style-name="L6">
        <text:list-item>
          <text:p text:style-name="P15">name</text:p>
        </text:list-item>
        <text:list-item>
          <text:p text:style-name="P15">notes</text:p>
        </text:list-item>
        <text:list-item>
          <text:p text:style-name="P15">parent_id</text:p>
        </text:list-item>
      </text:list>
      <text:p text:style-name="P14"/>
      <text:p text:style-name="P16">clients</text:p>
      <text:list xml:id="list3406647625645003504" text:style-name="L7">
        <text:list-item>
          <text:p text:style-name="P23"><text:span text:style-name="T5">name</text:span></text:p>
        </text:list-item>
        <text:list-item>
          <text:p text:style-name="P23"><text:span text:style-name="T5">email</text:span></text:p>
        </text:list-item>
        <text:list-item>
          <text:p text:style-name="P23"><text:span text:style-name="T5">p</text:span><text:span text:style-name="T4">hone</text:span></text:p>
        </text:list-item>
        <text:list-item>
          <text:p text:style-name="P23"><text:span text:style-name="T4">address</text:span></text:p>
        </text:list-item>
        <text:list-item>
          <text:p text:style-name="P23"><text:span text:style-name="T4">job</text:span></text:p>
        </text:list-item>
        <text:list-item>
          <text:p text:style-name="P23"><text:span text:style-name="T4">notes</text:span></text:p>
        </text:list-item>
        <text:list-item>
          <text:p text:style-name="P23"><text:span text:style-name="T4">balance</text:span></text:p>
        </text:list-item>
      </text:list>
      <text:p text:style-name="P16">suppliers</text:p>
      <text:p text:style-name="P16"><text:span text:style-name="T4"/></text:p>
      <text:list xml:id="list121343540661248" text:continue-numbering="true" text:style-name="L7">
        <text:list-item>
          <text:p text:style-name="P24"><text:span text:style-name="T5">name</text:span></text:p>
        </text:list-item>
        <text:list-item>
          <text:p text:style-name="P24"><text:span text:style-name="T5">email</text:span></text:p>
        </text:list-item>
        <text:list-item>
          <text:p text:style-name="P24"><text:span text:style-name="T5">p</text:span><text:span text:style-name="T4">hone</text:span></text:p>
        </text:list-item>
        <text:list-item>
          <text:p text:style-name="P24"><text:span text:style-name="T4">address</text:span></text:p>
        </text:list-item>
        <text:list-item>
          <text:p text:style-name="P24"><text:span text:style-name="T4">job</text:span></text:p>
        </text:list-item>
        <text:list-item>
          <text:p text:style-name="P24"><text:span text:style-name="T4">notes</text:span></text:p>
        </text:list-item>
        <text:list-item>
          <text:p text:style-name="P24"><text:span text:style-name="T4">balance</text:span></text:p>
        </text:list-item>
      </text:list>
      <text:p text:style-name="P8"/>
      <text:p text:style-name="P25"><text:span text:style-name="T2">purchase_invoices <text:s/>فواتير الشراء</text:span></text:p>
      <text:list xml:id="list7590749984629408495" text:style-name="L11">
        <text:list-item>
          <text:p text:style-name="P26"><text:span text:style-name="T2">supplier_id</text:span></text:p>
        </text:list-item>
        <text:list-item>
          <text:p text:style-name="P19"><text:span text:style-name="T8">code</text:span></text:p>
        </text:list-item>
        <text:list-item>
          <text:p text:style-name="P19"><text:span text:style-name="T8">purchase_invoice_number</text:span></text:p>
        </text:list-item>
        <text:list-item>
          <text:p text:style-name="P19"><text:span text:style-name="T8">inventory_id</text:span></text:p>
        </text:list-item>
        <text:list-item>
          <text:p text:style-name="P19"><text:span text:style-name="T8">total</text:span></text:p>
        </text:list-item>
        <text:list-item>
          <text:p text:style-name="P19"><text:span text:style-name="T8">final_total</text:span></text:p>
        </text:list-item>
        <text:list-item>
          <text:p text:style-name="P19"><text:span text:style-name="T8">total_after_discount</text:span></text:p>
        </text:list-item>
        <text:list-item>
          <text:p text:style-name="P19"><text:span text:style-name="T8">discount</text:span></text:p>
        </text:list-item>
        <text:list-item>
          <text:p text:style-name="P19"><text:span text:style-name="T8">payment_type</text:span></text:p>
        </text:list-item>
        <text:list-item>
          <text:p text:style-name="P19"><text:soft-page-break/><text:span text:style-name="T8">discount_type</text:span></text:p>
        </text:list-item>
        <text:list-item>
          <text:p text:style-name="P19"><text:span text:style-name="T8">discount_amount</text:span></text:p>
        </text:list-item>
        <text:list-item>
          <text:p text:style-name="P19"><text:span text:style-name="T8">total_taxes_amount</text:span></text:p>
        </text:list-item>
        <text:list-item>
          <text:p text:style-name="P19"><text:span text:style-name="T8">paid_amount</text:span></text:p>
        </text:list-item>
        <text:list-item>
          <text:p text:style-name="P19"><text:span text:style-name="T8">remaining_amount</text:span></text:p>
        </text:list-item>
        <text:list-item>
          <text:p text:style-name="P19"><text:span text:style-name="T8">status</text:span></text:p>
        </text:list-item>
        <text:list-item>
          <text:p text:style-name="P19"><text:span text:style-name="T8">confirmed_by</text:span></text:p>
        </text:list-item>
        <text:list-item>
          <text:p text:style-name="P19">created_by</text:p>
        </text:list-item>
      </text:list>
      <text:p text:style-name="P20"/>
      <text:p text:style-name="P20"/>
      <text:p text:style-name="P20">purchase_invoice_items</text:p>
      <text:list xml:id="list900271344780883557" text:style-name="L12">
        <text:list-item>
          <text:p text:style-name="P21">item_id</text:p>
        </text:list-item>
        <text:list-item>
          <text:p text:style-name="P21">inventory_id</text:p>
        </text:list-item>
        <text:list-item>
          <text:p text:style-name="P21">invoice_id</text:p>
        </text:list-item>
        <text:list-item>
          <text:p text:style-name="P21">amount</text:p>
        </text:list-item>
        <text:list-item>
          <text:p text:style-name="P21">price</text:p>
        </text:list-item>
        <text:list-item>
          <text:p text:style-name="P21">unit_price</text:p>
        </text:list-item>
        <text:list-item>
          <text:p text:style-name="P21">sale_price</text:p>
        </text:list-item>
        <text:list-item>
          <text:p text:style-name="P21">purchase_price</text:p>
        </text:list-item>
        <text:list-item>
          <text:p text:style-name="P21">notes</text:p>
        </text:list-item>
      </text:list>
      <text:p text:style-name="P27"><text:span text:style-name="T9"><text:s/></text:span><text:span text:style-name="T2">sales_invoices</text:span></text:p>
      <text:p text:style-name="P27"><text:span text:style-name="T2"/></text:p>
      <text:list xml:id="list4875022635784177354" text:style-name="L13">
        <text:list-item>
          <text:p text:style-name="P29">client_id</text:p>
        </text:list-item>
        <text:list-item>
          <text:p text:style-name="P32">code</text:p>
        </text:list-item>
        <text:list-item>
          <text:p text:style-name="P32">inventory_id</text:p>
        </text:list-item>
        <text:list-item>
          <text:p text:style-name="P29">total</text:p>
        </text:list-item>
        <text:list-item>
          <text:p text:style-name="P29">final_total</text:p>
        </text:list-item>
        <text:list-item>
          <text:p text:style-name="P29">total_after_discount</text:p>
        </text:list-item>
        <text:list-item>
          <text:p text:style-name="P29">discount</text:p>
        </text:list-item>
        <text:list-item>
          <text:p text:style-name="P29">payment_type</text:p>
        </text:list-item>
        <text:list-item>
          <text:p text:style-name="P29">discount_type</text:p>
        </text:list-item>
        <text:list-item>
          <text:p text:style-name="P29">discount_amount</text:p>
        </text:list-item>
        <text:list-item>
          <text:p text:style-name="P29">total_taxes_amount</text:p>
        </text:list-item>
        <text:list-item>
          <text:p text:style-name="P29">paid_amount</text:p>
        </text:list-item>
        <text:list-item>
          <text:p text:style-name="P29">remaining_amount</text:p>
        </text:list-item>
        <text:list-item>
          <text:p text:style-name="P29">status</text:p>
        </text:list-item>
        <text:list-item>
          <text:p text:style-name="P29">confirmed_by</text:p>
        </text:list-item>
        <text:list-item>
          <text:p text:style-name="P29">confirmed_at</text:p>
        </text:list-item>
        <text:list-item>
          <text:p text:style-name="P28">notes</text:p>
        </text:list-item>
      </text:list>
      <text:p text:style-name="P30"/>
      <text:p text:style-name="P22">sales_invoice_items</text:p>
      <text:p text:style-name="P22"/>
      <text:list xml:id="list921751741849627685" text:style-name="L14">
        <text:list-item>
          <text:p text:style-name="P31">item_id</text:p>
        </text:list-item>
        <text:list-item>
          <text:p text:style-name="P31">inventory_id</text:p>
        </text:list-item>
        <text:list-item>
          <text:p text:style-name="P31">invoice_id</text:p>
        </text:list-item>
        <text:list-item>
          <text:p text:style-name="P31">amount</text:p>
        </text:list-item>
        <text:list-item>
          <text:p text:style-name="P31"><text:s/>price</text:p>
        </text:list-item>
        <text:list-item>
          <text:p text:style-name="P31">unit_price</text:p>
        </text:list-item>
        <text:list-item>
          <text:p text:style-name="P31">sale_price</text:p>
        </text:list-item>
        <text:list-item>
          <text:p text:style-name="P31">purchase_price</text:p>
        </text:list-item>
        <text:list-item>
          <text:p text:style-name="P31">notes</text:p>
        </text:list-item>
      </text:list>
      <text:p text:style-name="P2"/>
      <text:p text:style-name="P2"/>
      <text:p text:style-name="P2"/>
      <text:p text:style-name="P1"/>
      <text:p text:style-name="P2"/>
      <text:p text:style-name="P2"/>
      <text:p text:style-name="P5"/>
      <text:p text:style-name="P4"><text:soft-page-break/></text:p>
      <text:p text:style-name="P3"/>
      <text:p text:style-name="P6"/>
      <text:p text:style-name="P3"/>
      <text:p text:style-name="P3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monospace" svg:font-family="monospace"/>
    <style:font-face style:name="sans-serif" svg:font-family="sans-serif"/>
    <style:font-face style:name="var ff-mono" svg:font-family="'var ff-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2:29:21.725846193</meta:creation-date>
    <dc:date>2021-07-12T12:13:08.151571525</dc:date>
    <meta:editing-duration>P1DT15H14M39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202" meta:character-count="1127" meta:non-whitespace-character-count="1113"/>
  </office:meta>
</office:document-meta>
</file>